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4pt" style:language-asian="none" style:country-asian="none" style:font-style-asian="normal" style:font-weight-asian="normal" style:font-name-complex="Monospace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81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13in" svg:x="0.3142in" svg:y="5.511in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13in" svg:x="6.9268in" svg:y="5.511in">
            <draw:object draw:notify-on-update-of-ranges="Sheet1.E2:Sheet1.E2 Sheet1.E3:Sheet1.E22 Sheet1.F2:Sheet1.F2 Sheet1.F3:Sheet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oSortedList Times</text:p>
          </table:table-cell>
          <table:table-cell table:number-columns-repeated="2"/>
          <table:table-cell table:style-name="ce1" office:value-type="string" calcext:value-type="string">
            <text:p>contains Times</text:p>
          </table:table-cell>
          <table:table-cell/>
          <table:table-cell table:style-name="Default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Time (ns)</text:p>
          </table:table-cell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Contains Time (ns)</text:p>
          </table:table-cell>
          <table:table-cell office:value-type="string" calcext:value-type="string">
            <text:p>Binary Search Time (ns)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747134" calcext:value-type="float">
            <text:p>747134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float" office:value="872" calcext:value-type="float">
            <text:p>872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740370" calcext:value-type="float">
            <text:p>274037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office:value-type="float" office:value="1014" calcext:value-type="float">
            <text:p>101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office:value-type="float" office:value="6002080" calcext:value-type="float">
            <text:p>6002080</text:p>
          </table:table-cell>
          <table:table-cell/>
          <table:table-cell table:style-name="ce1" office:value-type="float" office:value="3000" calcext:value-type="float">
            <text:p>3000</text:p>
          </table:table-cell>
          <table:table-cell office:value-type="float" office:value="1976" calcext:value-type="float">
            <text:p>197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10626100" calcext:value-type="float">
            <text:p>1.06E+07</text:p>
          </table:table-cell>
          <table:table-cell/>
          <table:table-cell table:style-name="ce1" office:value-type="float" office:value="4000" calcext:value-type="float">
            <text:p>4000</text:p>
          </table:table-cell>
          <table:table-cell office:value-type="float" office:value="2688" calcext:value-type="float">
            <text:p>268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3" office:value-type="float" office:value="16075127" calcext:value-type="float">
            <text:p>1.61E+07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office:value-type="float" office:value="3284" calcext:value-type="float">
            <text:p>3284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3" office:value-type="float" office:value="20081173" calcext:value-type="float">
            <text:p>2.01E+07</text:p>
          </table:table-cell>
          <table:table-cell/>
          <table:table-cell table:style-name="ce1" office:value-type="float" office:value="6000" calcext:value-type="float">
            <text:p>6000</text:p>
          </table:table-cell>
          <table:table-cell office:value-type="float" office:value="3910" calcext:value-type="float">
            <text:p>391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3" office:value-type="float" office:value="29180094" calcext:value-type="float">
            <text:p>2.92E+07</text:p>
          </table:table-cell>
          <table:table-cell/>
          <table:table-cell table:style-name="ce1" office:value-type="float" office:value="7000" calcext:value-type="float">
            <text:p>7000</text:p>
          </table:table-cell>
          <table:table-cell office:value-type="float" office:value="4521" calcext:value-type="float">
            <text:p>452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3" office:value-type="float" office:value="39382975" calcext:value-type="float">
            <text:p>3.94E+07</text:p>
          </table:table-cell>
          <table:table-cell/>
          <table:table-cell table:style-name="ce1" office:value-type="float" office:value="8000" calcext:value-type="float">
            <text:p>8000</text:p>
          </table:table-cell>
          <table:table-cell office:value-type="float" office:value="5417" calcext:value-type="float">
            <text:p>541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52257960" calcext:value-type="float">
            <text:p>5.23E+07</text:p>
          </table:table-cell>
          <table:table-cell/>
          <table:table-cell table:style-name="ce1" office:value-type="float" office:value="9000" calcext:value-type="float">
            <text:p>9000</text:p>
          </table:table-cell>
          <table:table-cell office:value-type="float" office:value="6161" calcext:value-type="float">
            <text:p>616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616109" calcext:value-type="float">
            <text:p>6.56E+07</text:p>
          </table:table-cell>
          <table:table-cell/>
          <table:table-cell table:style-name="ce1" office:value-type="float" office:value="10000" calcext:value-type="float">
            <text:p>10000</text:p>
          </table:table-cell>
          <table:table-cell office:value-type="float" office:value="6516" calcext:value-type="float">
            <text:p>6516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3" office:value-type="float" office:value="80260627" calcext:value-type="float">
            <text:p>8.03E+07</text:p>
          </table:table-cell>
          <table:table-cell/>
          <table:table-cell table:style-name="ce1" office:value-type="float" office:value="11000" calcext:value-type="float">
            <text:p>11000</text:p>
          </table:table-cell>
          <table:table-cell office:value-type="float" office:value="7114" calcext:value-type="float">
            <text:p>711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2000" calcext:value-type="float">
            <text:p>12000</text:p>
          </table:table-cell>
          <table:table-cell table:style-name="ce3" office:value-type="float" office:value="94511323" calcext:value-type="float">
            <text:p>9.45E+07</text:p>
          </table:table-cell>
          <table:table-cell/>
          <table:table-cell table:style-name="ce1" office:value-type="float" office:value="12000" calcext:value-type="float">
            <text:p>12000</text:p>
          </table:table-cell>
          <table:table-cell office:value-type="float" office:value="7895" calcext:value-type="float">
            <text:p>789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3000" calcext:value-type="float">
            <text:p>13000</text:p>
          </table:table-cell>
          <table:table-cell table:style-name="ce3" office:value-type="float" office:value="110708109" calcext:value-type="float">
            <text:p>1.11E+08</text:p>
          </table:table-cell>
          <table:table-cell/>
          <table:table-cell table:style-name="ce1" office:value-type="float" office:value="13000" calcext:value-type="float">
            <text:p>13000</text:p>
          </table:table-cell>
          <table:table-cell office:value-type="float" office:value="8483" calcext:value-type="float">
            <text:p>848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3" office:value-type="float" office:value="126287382" calcext:value-type="float">
            <text:p>1.26E+08</text:p>
          </table:table-cell>
          <table:table-cell/>
          <table:table-cell table:style-name="ce1" office:value-type="float" office:value="14000" calcext:value-type="float">
            <text:p>14000</text:p>
          </table:table-cell>
          <table:table-cell office:value-type="float" office:value="9177" calcext:value-type="float">
            <text:p>917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3" office:value-type="float" office:value="146788342" calcext:value-type="float">
            <text:p>1.47E+08</text:p>
          </table:table-cell>
          <table:table-cell/>
          <table:table-cell table:style-name="ce1" office:value-type="float" office:value="15000" calcext:value-type="float">
            <text:p>15000</text:p>
          </table:table-cell>
          <table:table-cell office:value-type="float" office:value="9704" calcext:value-type="float">
            <text:p>9704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6000" calcext:value-type="float">
            <text:p>16000</text:p>
          </table:table-cell>
          <table:table-cell table:style-name="ce3" office:value-type="float" office:value="165798226" calcext:value-type="float">
            <text:p>1.66E+08</text:p>
          </table:table-cell>
          <table:table-cell/>
          <table:table-cell table:style-name="ce1" office:value-type="float" office:value="16000" calcext:value-type="float">
            <text:p>16000</text:p>
          </table:table-cell>
          <table:table-cell office:value-type="float" office:value="10421" calcext:value-type="float">
            <text:p>1042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3" office:value-type="float" office:value="184398864" calcext:value-type="float">
            <text:p>1.84E+08</text:p>
          </table:table-cell>
          <table:table-cell/>
          <table:table-cell table:style-name="ce1" office:value-type="float" office:value="17000" calcext:value-type="float">
            <text:p>17000</text:p>
          </table:table-cell>
          <table:table-cell office:value-type="float" office:value="11057" calcext:value-type="float">
            <text:p>1105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8000" calcext:value-type="float">
            <text:p>18000</text:p>
          </table:table-cell>
          <table:table-cell table:style-name="ce3" office:value-type="float" office:value="207092215" calcext:value-type="float">
            <text:p>2.07E+08</text:p>
          </table:table-cell>
          <table:table-cell/>
          <table:table-cell table:style-name="ce1" office:value-type="float" office:value="18000" calcext:value-type="float">
            <text:p>18000</text:p>
          </table:table-cell>
          <table:table-cell office:value-type="float" office:value="11645" calcext:value-type="float">
            <text:p>1164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19000" calcext:value-type="float">
            <text:p>19000</text:p>
          </table:table-cell>
          <table:table-cell table:style-name="ce3" office:value-type="float" office:value="238501121" calcext:value-type="float">
            <text:p>2.39E+08</text:p>
          </table:table-cell>
          <table:table-cell/>
          <table:table-cell table:style-name="ce1" office:value-type="float" office:value="19000" calcext:value-type="float">
            <text:p>19000</text:p>
          </table:table-cell>
          <table:table-cell office:value-type="float" office:value="12393" calcext:value-type="float">
            <text:p>1239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262291123" calcext:value-type="float">
            <text:p>2.62E+08</text:p>
          </table:table-cell>
          <table:table-cell/>
          <table:table-cell table:style-name="ce1" office:value-type="float" office:value="20000" calcext:value-type="float">
            <text:p>20000</text:p>
          </table:table-cell>
          <table:table-cell office:value-type="float" office:value="13001" calcext:value-type="float">
            <text:p>1300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style-name="Default"/>
          <table:table-cell table:number-columns-repeated="1015"/>
        </table:table-row>
        <table:table-row table:style-name="ro2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 table:number-rows-repeated="37">
          <table:table-cell table:style-name="Default" table:number-columns-repeated="2"/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9:05:32.783118813</meta:creation-date>
    <dc:date>2022-09-15T19:39:30.940956718</dc:date>
    <meta:editing-duration>PT16M47S</meta:editing-duration>
    <meta:editing-cycles>3</meta:editing-cycles>
    <meta:generator>LibreOffice/7.3.6.2$Linux_X86_64 LibreOffice_project/30$Build-2</meta:generator>
    <meta:document-statistic meta:table-count="1" meta:cell-count="10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6cm" xlink:href=".." xlink:type="simple" chart:class="chart:line" chart:style-name="ch1">
        <chart:title svg:x="6.05cm" svg:y="0.315cm" chart:style-name="ch2">
          <text:p>toSortedList Times</text:p>
        </chart:title>
        <chart:legend chart:legend-position="end" svg:x="13.2cm" svg:y="4.199cm" style:legend-expansion="high" chart:style-name="ch3"/>
        <chart:plot-area chart:style-name="ch4" table:cell-range-address="Sheet1.B2:Sheet1.B22" chart:data-source-has-labels="row" svg:x="1.555cm" svg:y="1.391cm" svg:width="11.549cm" svg:height="6.561cm">
          <chart:coordinate-region svg:x="3.473cm" svg:y="1.591cm" svg:width="9.444cm" svg:height="5.714cm"/>
          <chart:axis chart:dimension="x" chart:name="primary-x" chart:style-name="ch5">
            <chart:title svg:x="7.153cm" svg:y="8.131cm" chart:style-name="ch6">
              <text:p>N</text:p>
            </chart:title>
          </chart:axis>
          <chart:axis chart:dimension="y" chart:name="primary-y" chart:style-name="ch5">
            <chart:title svg:x="0.676cm" svg:y="5.403cm" chart:style-name="ch7">
              <text:p>Time (ns)</text:p>
            </chart:title>
            <chart:grid chart:style-name="ch8" chart:class="major"/>
          </chart:axis>
          <chart:series chart:style-name="ch9" chart:values-cell-range-address="Sheet1.B3:Sheet1.B22" chart:label-cell-address="Sheet1.B2:Sheet1.B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7134">
                <text:p>747134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0370">
                <text:p>2740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2080">
                <text:p>60020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26100">
                <text:p>10626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75127">
                <text:p>16075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1173">
                <text:p>20081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80094">
                <text:p>29180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82975">
                <text:p>39382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257960">
                <text:p>52257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16109">
                <text:p>65616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260627">
                <text:p>80260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511323">
                <text:p>94511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708109">
                <text:p>110708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287382">
                <text:p>126287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788342">
                <text:p>146788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798226">
                <text:p>165798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98864">
                <text:p>18439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092215">
                <text:p>207092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501121">
                <text:p>238501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291123">
                <text:p>262291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line" chart:style-name="ch1">
        <chart:title svg:x="5.204cm" svg:y="0.315cm" chart:style-name="ch2">
          <text:p>Contains vs. Binary Search</text:p>
        </chart:title>
        <chart:legend chart:legend-position="end" svg:x="10.923cm" svg:y="3.95cm" style:legend-expansion="high" chart:style-name="ch3"/>
        <chart:plot-area chart:style-name="ch4" table:cell-range-address="Sheet1.E2:Sheet1.F22" chart:data-source-has-labels="row" svg:x="1.33cm" svg:y="1.273cm" svg:width="9.274cm" svg:height="6.563cm">
          <chart:coordinate-region svg:x="2.507cm" svg:y="1.472cm" svg:width="7.91cm" svg:height="5.717cm"/>
          <chart:axis chart:dimension="x" chart:name="primary-x" chart:style-name="ch5">
            <chart:title svg:x="5.791cm" svg:y="8.015cm" chart:style-name="ch6">
              <text:p>N</text:p>
            </chart:title>
          </chart:axis>
          <chart:axis chart:dimension="y" chart:name="primary-y" chart:style-name="ch5">
            <chart:title svg:x="0.451cm" svg:y="5.286cm" chart:style-name="ch7">
              <text:p>Time (ns)</text:p>
            </chart:title>
            <chart:grid chart:style-name="ch8" chart:class="major"/>
          </chart:axis>
          <chart:series chart:style-name="ch9" chart:values-cell-range-address="Sheet1.E3:Sheet1.E22" chart:label-cell-address="Sheet1.E2:Sheet1.E2" chart:class="chart:line">
            <chart:data-point chart:repeated="20"/>
          </chart:series>
          <chart:series chart:style-name="ch10" chart:values-cell-range-address="Sheet1.F3:Sheet1.F22" chart:label-cell-address="Sheet1.F2:Sheet1.F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ins Time (ns)</text:p>
                <draw:g>
                  <svg:desc>Sheet1.E2:Sheet1.E2</svg:desc>
                </draw:g>
              </table:table-cell>
              <table:table-cell office:value-type="string">
                <text:p>Binary Search Time (ns)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2">
                <text:p>872</text:p>
                <draw:g>
                  <svg:desc>Sheet1.E3:Sheet1.E22</svg:desc>
                </draw:g>
              </table:table-cell>
              <table:table-cell office:value-type="float" office:value="153">
                <text:p>153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4">
                <text:p>10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6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8">
                <text:p>2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4">
                <text:p>3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0">
                <text:p>39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1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7">
                <text:p>54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61">
                <text:p>61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6">
                <text:p>6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14">
                <text:p>7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95">
                <text:p>7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83">
                <text:p>84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77">
                <text:p>91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04">
                <text:p>9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21">
                <text:p>104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7">
                <text:p>110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45">
                <text:p>116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93">
                <text:p>123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1">
                <text:p>1300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